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C000000554273E0B2BDD9166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图像1" text:anchor-type="paragraph" svg:width="13.862cm" svg:height="2.249cm" draw:z-index="0"><draw:image xlink:href="Pictures/100000000000020C000000554273E0B2BDD9166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7S</meta:editing-duration>
    <meta:editing-cycles>3</meta:editing-cycles>
    <meta:generator>LibreOffice/5.3.0.3$Windows_X86_64 LibreOffice_project/7074905676c47b82bbcfbea1aeefc84afe1c50e1</meta:generator>
    <dc:date>2018-08-22T09:15:36.001000000</dc:date>
    <meta:document-statistic meta:table-count="0" meta:image-count="1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